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3.4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7cm" svg:height="2.5cm" svg:x="7.6cm" svg:y="8.6cm">
          <text:p text:style-name="P1">Tracker</text:p>
          <text:p text:style-name="P1">(Top-Level Dir)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9cm" svg:height="2.5cm" svg:x="8.5cm" svg:y="12.3cm">
          <text:p text:style-name="P1">Host2</text:p>
          <text:p text:style-name="P1">(Cian’s</text:p>
          <text:p text:style-name="P1">Pictures)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9cm" svg:height="2.5cm" svg:x="3.6cm" svg:y="12.3cm">
          <text:p text:style-name="P1">Host1</text:p>
          <text:p text:style-name="P1">(Daniels’</text:p>
          <text:p text:style-name="P1">Videos)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9cm" svg:height="2.5cm" svg:x="13.3cm" svg:y="12.3cm">
          <text:p text:style-name="P1">Host3</text:p>
          <text:p text:style-name="P1">(Alex’s</text:p>
          <text:p text:style-name="P1">WeeWoo)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9cm" svg:height="2.5cm" svg:x="8.5cm" svg:y="4.9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45cm" svg:y1="7.4cm" svg:x2="10.45cm" svg:y2="8.6cm" draw:start-shape="id1" draw:start-glue-point="2" draw:end-shape="id2" draw:end-glue-point="0" svg:d="M10450 7400v1200" svg:viewBox="0 0 1 1201">
          <text:p/>
        </draw:connector>
        <draw:connector draw:style-name="gr3" draw:text-style-name="P3" draw:layer="layout" svg:x1="10.45cm" svg:y1="11.1cm" svg:x2="5.55cm" svg:y2="12.3cm" draw:start-shape="id2" draw:start-glue-point="2" draw:end-shape="id3" draw:end-glue-point="0" svg:d="M10450 11100v600h-4900v600" svg:viewBox="0 0 4901 1201">
          <text:p/>
        </draw:connector>
        <draw:connector draw:style-name="gr3" draw:text-style-name="P3" draw:layer="layout" svg:x1="10.45cm" svg:y1="11.1cm" svg:x2="10.45cm" svg:y2="12.3cm" draw:start-shape="id2" draw:start-glue-point="2" draw:end-shape="id4" draw:end-glue-point="0" svg:d="M10450 11100v1200" svg:viewBox="0 0 1 1201">
          <text:p/>
        </draw:connector>
        <draw:connector draw:style-name="gr3" draw:text-style-name="P3" draw:layer="layout" svg:x1="10.45cm" svg:y1="11.1cm" svg:x2="15.25cm" svg:y2="12.3cm" draw:start-shape="id2" draw:start-glue-point="2" draw:end-shape="id5" draw:end-glue-point="0" svg:d="M10450 11100v600h4800v600" svg:viewBox="0 0 480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0T17:33:33.013465316</meta:creation-date>
    <dc:date>2020-01-30T17:39:31.143345636</dc:date>
    <meta:editing-duration>PT5M58S</meta:editing-duration>
    <meta:editing-cycles>1</meta:editing-cycles>
    <meta:document-statistic meta:object-count="9"/>
    <meta:generator>LibreOffice/6.2.8.2$Linux_X86_64 LibreOffice_project/20$Build-2</meta:generator>
  </office:meta>
</office:document-meta>
</file>